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DE25AC816433E76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13%"/>
    </style:style>
    <style:style style:name="P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Heading_20_2" style:master-page-name="Standard">
      <style:paragraph-properties style:page-number="1"/>
    </style:style>
    <style:style style:name="P12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ho8hdk2g6alh"/>Project: Open example project</text:p>
      <text:p text:style-name="Standard"/>
      <text:p text:style-name="Standard"><text:span text:style-name="T1">Idea: </text:span>tba</text:p>
      <text:p text:style-name="Standard"/>
      <text:p text:style-name="Standard">Prime examples of such projects are:</text:p>
      <text:list xml:id="list3339492868" text:style-name="WWNum6">
        <text:list-item>
          <text:p text:style-name="P3">tba</text:p>
        </text:list-item>
      </text:list>
      <text:p text:style-name="P1"/>
      <text:p text:style-name="Standard"><text:span text:style-name="T1">Goals:</text:span></text:p>
      <text:list xml:id="list3299520443" text:style-name="WWNum3">
        <text:list-item>
          <text:p text:style-name="P4">tba</text:p>
        </text:list-item>
      </text:list>
      <text:p text:style-name="P10"><text:span text:style-name="T1">Difficulty:</text:span> Easy/Medium/Difficult/Research level</text:p>
      <text:p text:style-name="Standard"><text:span text:style-name="T1">Subjects: </text:span>open tba</text:p>
      <text:p text:style-name="Standard"><text:span text:style-name="T1">Deliverables:</text:span></text:p>
      <text:list xml:id="list2845065465" text:style-name="WWNum2">
        <text:list-item>
          <text:p text:style-name="P5">tba</text:p>
        </text:list-item>
      </text:list>
      <text:p text:style-name="Standard"><text:span text:style-name="T1">Requirements and costs:</text:span></text:p>
      <text:list xml:id="list3022809402" text:style-name="WWNum5">
        <text:list-item>
          <text:p text:style-name="P6">hardware, software, etc.</text:p>
        </text:list-item>
      </text:list>
      <text:p text:style-name="Standard"><text:span text:style-name="T1">Milestones:</text:span></text:p>
      <text:list xml:id="list426373444" text:style-name="WWNum1">
        <text:list-item>
          <text:p text:style-name="P7">tba</text:p>
        </text:list-item>
        <text:list-item>
          <text:p text:style-name="P7">tbb</text:p>
        </text:list-item>
        <text:list-item>
          <text:p text:style-name="P7">tbc</text:p>
        </text:list-item>
      </text:list>
      <text:p text:style-name="Standard"><text:span text:style-name="T1">Estimation:</text:span></text:p>
      <text:p text:style-name="Standard"><text:span text:style-name="T1">Bonus:</text:span></text:p>
      <text:list xml:id="list919265960" text:style-name="WWNum7">
        <text:list-item>
          <text:p text:style-name="P8">tba</text:p>
        </text:list-item>
      </text:list>
      <text:p text:style-name="Standard"><text:span text:style-name="T1">References:</text:span></text:p>
      <text:list xml:id="list2834894498" text:style-name="WWNum4">
        <text:list-item>
          <text:p text:style-name="P9">tba</text:p>
        </text:list-item>
      </text:list>
      <text:p text:style-name="Standard"/>
      <text:p text:style-name="Standard"><text:soft-page-break/><draw:frame draw:style-name="fr1" draw:name="image1.png" text:anchor-type="as-char" svg:width="0.9165in" svg:height="0.3193in" draw:z-index="0"><draw:image xlink:href="Pictures/10000201000000580000001FDE25AC816433E763.png" xlink:type="simple" xlink:show="embed" xlink:actuate="onLoad" loext:mime-type="image/png"/></draw:frame><text:span text:style-name="T1">This work is licensed under a Creative Commons </text:span><text:a xlink:type="simple" xlink:href="http://creativecommons.org/licenses/by-sa/4.0/" text:style-name="ListLabel_20_64" text:visited-style-name="ListLabel_20_64"><text:span text:style-name="T3">Attribution-ShareAlike 4.0 International</text:span></text:a><text:span text:style-name="T1"> Licen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4" style:display-name="ListLabel 64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13%"/>
    </style:style>
    <style:style style:name="MP2" style:family="paragraph">
      <loext:graphic-properties draw:fill="solid" draw:fill-color="#a0a0a0"/>
      <style:paragraph-properties fo:text-align="cente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193.067 Free and Open Technologies</text:p>
        <text:p text:style-name="Standard">TU Wien, winter term 2019/2020.</text:p>
        <text:p text:style-name="MP1">Students: A. N. Other<draw:rect text:anchor-type="as-char" style:rel-width="100%" draw:z-index="1" draw:style-name="Mgr1" draw:text-style-name="MP2" svg:width="0.0012in" svg:height="0.0213in"><text:p/></draw:rect>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5" meta:word-count="73" meta:character-count="463" meta:non-whitespace-character-count="424"/>
    <meta:generator>LibreOfficeDev/6.0.5.2$Linux_X86_64 LibreOffice_project/</meta:generator>
  </office:meta>
</office:document-meta>
</file>